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3" office:value-type="string" calcext:value-type="string">
            <text:p>For outside applications, UV-Resistant,,</text:p>
            <text:p>Prone to warping, need enclosure,,</text:p>
            <text:p> nice finish, ABS like</text:p>
          </table:table-cell>
          <table:table-cell table:style-name="ce3" office:value-type="string" calcext:value-type="string">
            <text:p>0,25,,</text:p>
            <text:p>0.20,,</text:p>
            <text:p> 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8:27:43.896471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9T18:29:10.988572333</dc:date>
    <meta:editing-duration>PT9H2M29S</meta:editing-duration>
    <meta:editing-cycles>32</meta:editing-cycles>
    <meta:generator>LibreOffice/6.1.6.3$Linux_X86_64 LibreOffice_project/10$Build-3</meta:generator>
    <meta:document-statistic meta:table-count="1" meta:cell-count="48" meta:object-count="0"/>
  </office:meta>
</office:document-meta>
</file>